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rsid="00135c95" officeooo:paragraph-rsid="00135c95"/>
    </style:style>
    <style:style style:name="P2" style:family="paragraph" style:parent-style-name="Table_20_Contents">
      <style:text-properties officeooo:rsid="00135c95" officeooo:paragraph-rsid="00135c9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officeooo:rsid="00107f1b" officeooo:paragraph-rsid="00107f1b"/>
    </style:style>
    <style:style style:name="P5" style:family="paragraph" style:parent-style-name="Contents_20_1">
      <style:paragraph-properties>
        <style:tab-stops>
          <style:tab-stop style:position="6.3102in" style:type="right" style:leader-style="dotted" style:leader-text="."/>
        </style:tab-stops>
      </style:paragraph-properties>
    </style:style>
    <style:style style:name="P6" style:family="paragraph" style:parent-style-name="Heading_20_1" style:master-page-name="Right_20_Page">
      <style:paragraph-properties style:page-number="auto"/>
      <style:text-properties officeooo:rsid="00170127" officeooo:paragraph-rsid="00170127"/>
    </style:style>
    <style:style style:name="P7" style:family="paragraph" style:parent-style-name="Contents_20_Heading" style:master-page-name="Left_20_Page">
      <style:paragraph-properties style:page-number="auto"/>
    </style:style>
    <style:style style:name="P8" style:family="paragraph" style:parent-style-name="Standard" style:master-page-name="First_20_Page">
      <style:paragraph-properties style:page-number="auto"/>
      <style:text-properties officeooo:rsid="0019e843" officeooo:paragraph-rsid="0019e843"/>
    </style:style>
    <style:style style:name="T1" style:family="text">
      <style:text-properties officeooo:rsid="00170127"/>
    </style:style>
    <style:style style:name="T2" style:family="text">
      <style:text-properties officeooo:rsid="0019e84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ie Rolle der Kryptographie in der Blockchain Technologie</text:p>
      <text:p text:style-name="P4">Daniel Vera Gilliard</text:p>
      <text:p text:style-name="P4">TGJ ½</text:p>
      <text:p text:style-name="P4"><text:span text:style-name="T2">Mathematik</text:span>, <text:span text:style-name="T2">Frau Heckmann</text:span></text:p>
      <text:p text:style-name="P4">Datum der Präsentation</text:p>
      <text:p text:style-name="P4">ggf. Titelbil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5"><text:a xlink:type="simple" xlink:href="#__RefHeading___Toc321_3552029797" text:style-name="Index_20_Link" text:visited-style-name="Index_20_Link">1.0 Einleitung<text:tab/>3</text:a></text:p>
          <text:p text:style-name="P5"><text:a xlink:type="simple" xlink:href="#__RefHeading___Toc323_3552029797" text:style-name="Index_20_Link" text:visited-style-name="Index_20_Link">2.0 Hauptteil<text:tab/>3</text:a></text:p>
          <text:p text:style-name="P5"><text:a xlink:type="simple" xlink:href="#__RefHeading___Toc325_3552029797" text:style-name="Index_20_Link" text:visited-style-name="Index_20_Link">3.0 Schluss<text:tab/>3</text:a></text:p>
          <text:p text:style-name="P5"><text:a xlink:type="simple" xlink:href="#__RefHeading___Toc327_3552029797" text:style-name="Index_20_Link" text:visited-style-name="Index_20_Link">4.0 Literatur- und Quellenverzeichnis<text:tab/>3</text:a></text:p>
          <text:p text:style-name="P5"><text:a xlink:type="simple" xlink:href="#__RefHeading___Toc329_3552029797" text:style-name="Index_20_Link" text:visited-style-name="Index_20_Link">5.0 Eidesstattliche Erklärung<text:tab/>3</text:a></text:p>
        </text:index-body>
      </text:table-of-content>
      <text:p text:style-name="P4"/>
      <text:h text:style-name="P6" text:outline-level="1"><text:bookmark-start text:name="__RefHeading___Toc321_3552029797"/>1.0 Einleitung<text:bookmark-end text:name="__RefHeading___Toc321_3552029797"/></text:h>
      <text:h text:style-name="Heading_20_1" text:outline-level="1"><text:bookmark-start text:name="__RefHeading___Toc323_3552029797"/>2.0 Ha<text:span text:style-name="T1">u</text:span>ptteil<text:bookmark-end text:name="__RefHeading___Toc323_3552029797"/></text:h>
      <text:h text:style-name="Heading_20_1" text:outline-level="1"><text:bookmark-start text:name="__RefHeading___Toc325_3552029797"/>3.0 Schluss <text:bookmark-end text:name="__RefHeading___Toc325_3552029797"/></text:h>
      <text:h text:style-name="Heading_20_1" text:outline-level="1"><text:bookmark-start text:name="__RefHeading___Toc327_3552029797"/>4.0 Literatur- und Quellenverzeichnis<text:bookmark-end text:name="__RefHeading___Toc327_3552029797"/></text:h>
      <text:h text:style-name="Heading_20_1" text:outline-level="1"><text:bookmark-start text:name="__RefHeading___Toc329_3552029797"/>5.0 Eidesstattliche Erklärung<text:bookmark-end text:name="__RefHeading___Toc329_35520297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line-height="150%" style:page-number="auto" fo:background-color="transparent" style:shadow="none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1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3104in" table:align="margins" style:writing-mode="page"/>
    </style:style>
    <style:style style:name="Table3.A" style:family="table-column">
      <style:table-column-properties style:column-width="2.1035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3104in" table:align="margins" style:writing-mode="page"/>
    </style:style>
    <style:style style:name="Table1.A" style:family="table-column">
      <style:table-column-properties style:column-width="2.1035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4" style:family="table">
      <style:table-properties style:width="6.3104in" table:align="margins" style:writing-mode="page"/>
    </style:style>
    <style:style style:name="Table4.A" style:family="table-column">
      <style:table-column-properties style:column-width="2.1035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104in" table:align="margins" style:writing-mode="page"/>
    </style:style>
    <style:style style:name="Table2.A" style:family="table-column">
      <style:table-column-properties style:column-width="2.1035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135c95" officeooo:paragraph-rsid="00135c95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Table_20_Contents">
      <style:text-properties officeooo:rsid="00135c95" officeooo:paragraph-rsid="00135c95"/>
    </style:style>
    <style:page-layout style:name="Mpm1">
      <style:page-layout-properties fo:page-width="8.2701in" fo:page-height="11.6902in" style:num-format="1" style:print-orientation="portrait" fo:margin-top="0.9799in" fo:margin-bottom="0.9799in" fo:margin-left="0.9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701in" fo:page-height="11.6902in" style:num-format="1" style:print-orientation="portrait" fo:margin-top="0.9799in" fo:margin-bottom="0.9799in" fo:margin-left="0.9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 style:page-usage="right">
      <style:page-layout-properties fo:page-width="8.2701in" fo:page-height="11.6902in" style:num-format="1" style:print-orientation="portrait" fo:margin-top="0.9799in" fo:margin-bottom="0.9799in" fo:margin-left="0.9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MP1">TGJ ½</text:p>
            </table:table-cell>
            <table:table-cell table:style-name="Table3.A1" office:value-type="string">
              <text:p text:style-name="MP1">Fach</text:p>
            </table:table-cell>
            <table:table-cell table:style-name="Table3.C1" office:value-type="string">
              <text:p text:style-name="MP1">Fachlehrer</text:p>
            </table:table-cell>
          </table:table-row>
          <table:table-row>
            <table:table-cell table:style-name="Table3.A2" office:value-type="string">
              <text:p text:style-name="MP1">Daniel Vera Gilliard</text:p>
            </table:table-cell>
            <table:table-cell table:style-name="Table3.A2" office:value-type="string">
              <text:p text:style-name="MP1">GFS</text:p>
            </table:table-cell>
            <table:table-cell table:style-name="Table3.C2" office:value-type="string">
              <text:p text:style-name="MP2"><text:date style:data-style-name="N37" text:date-value="2017-10-19T13:24:28.130246945" text:fixed="true">19.10.17</text:date></text:p>
            </table:table-cell>
          </table:table-row>
        </table:table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TGJ ½</text:p>
            </table:table-cell>
            <table:table-cell table:style-name="Table1.A1" office:value-type="string">
              <text:p text:style-name="MP1">Daniel Vera Gilliard</text:p>
            </table:table-cell>
            <table:table-cell table:style-name="Table1.C1" office:value-type="string">
              <text:p text:style-name="MP2"><text:page-number text:select-page="current">2</text:page-number>/<text:page-count>3</text:page-count></text:p>
            </table:table-cell>
          </table:table-row>
        </table:table>
      </style:footer>
    </style:master-page>
    <style:master-page style:name="Right_20_Page" style:display-name="Right Page" style:page-layout-name="Mpm3" style:next-style-name="Left_20_Page">
      <style:header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MP3">TGJ ½ </text:p>
            </table:table-cell>
            <table:table-cell table:style-name="Table4.A1" office:value-type="string">
              <text:p text:style-name="MP3">Fach</text:p>
            </table:table-cell>
            <table:table-cell table:style-name="Table4.C1" office:value-type="string">
              <text:p text:style-name="MP3">Fachlehrer</text:p>
            </table:table-cell>
          </table:table-row>
          <table:table-row>
            <table:table-cell table:style-name="Table4.A2" office:value-type="string">
              <text:p text:style-name="MP3">Daniel Vera Gilliard</text:p>
            </table:table-cell>
            <table:table-cell table:style-name="Table4.A2" office:value-type="string">
              <text:p text:style-name="MP3">GFS</text:p>
            </table:table-cell>
            <table:table-cell table:style-name="Table4.C2" office:value-type="string">
              <text:p text:style-name="Table_20_Contents"><text:date style:data-style-name="N37" text:date-value="2017-10-19T13:26:06.532567888" text:fixed="true">19.10.17</text:date></text:p>
            </table:table-cell>
          </table:table-row>
        </table:table>
      </style:header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Daniel Vera Gilliard</text:p>
            </table:table-cell>
            <table:table-cell table:style-name="Table2.A1" office:value-type="string">
              <text:p text:style-name="MP1">TGJ ½</text:p>
            </table:table-cell>
            <table:table-cell table:style-name="Table2.C1" office:value-type="string">
              <text:p text:style-name="MP2"><text:page-number text:select-page="current">3</text:page-number>/<text:page-count>3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2:34:19.105299000</meta:creation-date>
    <meta:generator>LibreOffice/5.3.3.2$MacOSX_X86_64 LibreOffice_project/3d9a8b4b4e538a85e0782bd6c2d430bafe583448</meta:generator>
    <dc:date>2017-10-19T13:46:31.652790000</dc:date>
    <meta:editing-duration>PT46M1S</meta:editing-duration>
    <meta:editing-cycles>9</meta:editing-cycles>
    <meta:document-statistic meta:table-count="4" meta:image-count="0" meta:object-count="0" meta:page-count="3" meta:paragraph-count="35" meta:word-count="85" meta:character-count="536" meta:non-whitespace-character-count="484"/>
  </office:meta>
</office:document-meta>
</file>